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OP is Programming Paradigma which provides means for structuring programs so that properties and behaviors are bundled into individual objects.</text:p>
      <text:p text:style-name="Standard"/>
      <text:p text:style-name="Standard">For example, in Cat, there are fur, leg, and tail properties. While the behavior can be mean as its sounds, how they eat, and how they jump.</text:p>
      <text:p text:style-name="Standard"/>
      <text:p text:style-name="Standard">Properties defined by its attributes values, while behavior determined by how object acts reacts to requests.</text:p>
      <text:p text:style-name="Standard"/>
      <text:p text:style-name="Standard">There are 4 main features of OOP: Encapsulation, data abstrraction, <text:s/>inheritance and polymorphism.</text:p>
      <text:p text:style-name="Standard"/>
      <text:p text:style-name="Standard">A. Encapsulation:</text:p>
      <text:p text:style-name="Standard">Encapsulation start from a class, which is a “template” for most object inside it. They contains Properties (like Datas) and methods. Class is “Capsuling” anything inside it.</text:p>
      <text:p text:style-name="Standard"/>
      <text:p text:style-name="Standard">Commonly, Encapsulation based on Class, Attributes, and methods. They usually have an “__init__” to start/prepare a class to be functionable.</text:p>
      <text:p text:style-name="Standard">There are 3 type of class:</text:p>
      <text:p text:style-name="Standard">&lt;Class&gt;, which is accessable for common users.</text:p>
      <text:p text:style-name="Standard">&lt;_Class_&gt;, which is unaccessable directly from outside.</text:p>
      <text:p text:style-name="Standard">&lt;__Class__&gt;, which is accessable only from self file.</text:p>
      <text:p text:style-name="Standard"/>
      <text:p text:style-name="Standard">B. Abstraction: The art of Information Hiding </text:p>
      <text:p text:style-name="Standard">Main purpose of the Abstraction is hide background process that is unnecessary to be seen, so that only the related one is to be seen by the user.</text:p>
      <text:p text:style-name="Standard"/>
      <text:p text:style-name="Standard">If you confuse, take an example of the cat. The grandmother who loves cats, loves its fur and meow, while cat vet sees their “imaginary” inside organs.</text:p>
      <text:p text:style-name="Standard"/>
      <text:p text:style-name="Standard">The same thing happens to your phone. For normal users, they need good looking phones that works perfectly as their needs, while the creator of the phone sometimes just want to see the motherboard, to see that the phone is working. Different functions happen in one object.</text:p>
      <text:p text:style-name="Standard"/>
      <text:p text:style-name="Standard">Usually, it takes terms like 'get' or 'set' inside the program. </text:p>
      <text:p text:style-name="Standard"/>
      <text:p text:style-name="Standard">C. Inheritance: If everybody has the similarity, why not we make a 'container' for those similarities?</text:p>
      <text:p text:style-name="Standard"/>
      <text:p text:style-name="Standard">This is similar to a “car”, “bus”, and “truck”, which has a similar tire, passenger-carrying abilities, and to transport one people to other abilities. So, actually, like we take the similarities, and just add the “comfort” for the car, “number of people carried” for the bus, and “carrying capacity” for the truck.</text:p>
      <text:p text:style-name="Standard"/>
      <text:p text:style-name="Standard">D. Polymorph: The Inheritance Examp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Richard</meta:initial-creator>
    <meta:creation-date>2019-03-29T16:32:16.09</meta:creation-date>
    <dc:date>2019-03-29T19:15:58.25</dc:date>
    <dc:creator>Joseph Richard</dc:creator>
    <meta:editing-duration>PT30M16S</meta:editing-duration>
    <meta:editing-cycles>2</meta:editing-cycles>
    <meta:generator>OpenOffice/4.1.5$Win32 OpenOffice.org_project/415m1$Build-9789</meta:generator>
    <meta:document-statistic meta:table-count="0" meta:image-count="0" meta:object-count="0" meta:page-count="1" meta:paragraph-count="19" meta:word-count="346" meta:character-count="2137"/>
  </office:meta>
</office:document-meta>
</file>